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24pt" officeooo:rsid="00099a0e" officeooo:paragraph-rsid="00099a0e" style:font-size-asian="24pt" style:font-size-complex="24pt"/>
    </style:style>
    <style:style style:name="P2" style:family="paragraph">
      <style:paragraph-properties fo:margin-left="0cm" fo:margin-right="0cm" fo:line-height="1.7cm" fo:text-align="center" fo:text-indent="0cm"/>
      <style:text-properties fo:color="#000000" loext:opacity="100%" style:font-name="F" fo:font-size="24pt" style:font-size-complex="24pt"/>
    </style:style>
    <style:style style:name="P3" style:family="paragraph">
      <style:paragraph-properties fo:margin-left="0cm" fo:margin-right="0cm" fo:line-height="1.3cm" fo:text-align="center" fo:text-indent="0cm"/>
      <style:text-properties fo:color="#000000" loext:opacity="100%" style:font-name="F" fo:font-size="24pt" style:font-size-complex="24p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000000" loext:opacity="100%" style:font-name="F" fo:font-size="24pt" style:font-size-asian="32pt" style:font-size-complex="24pt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font-name="Tempus Sans ITC" fo:font-size="32pt" style:font-size-asian="32pt" style:font-size-complex="32pt"/>
    </style:style>
    <style:style style:name="gr1" style:family="graphic">
      <style:graphic-properties draw:stroke="solid" svg:stroke-width="0.101cm" svg:stroke-color="#000000" draw:marker-start-width="0.499cm" draw:marker-end-width="0.499cm" draw:fill="none" draw:fill-color="#ffffff" fo:min-height="14.11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rahmen 1" draw:style-name="gr1" draw:text-style-name="P4" svg:width="9.589cm" svg:height="14.218cm" svg:x="-0.478cm" svg:y="-0.069cm"><draw:text-box><text:p text:style-name="P2"><text:span text:style-name="T2">☐☐☐☐☐</text:span></text:p><text:p text:style-name="P2"><text:span text:style-name="T2">☐☐☐☐☐</text:span></text:p><text:p text:style-name="P2"><text:span text:style-name="T2">☐☐☐☐☐</text:span></text:p><text:p text:style-name="P2"><text:span text:style-name="T2">☐☐☐☐☐</text:span></text:p><text:p text:style-name="P2"><text:span text:style-name="T2">☐☐☐☐☐</text:span></text:p><text:p text:style-name="P2"><text:span text:style-name="T2">☐☐☐☐☐</text:span></text:p><text:p text:style-name="P3"><text:span text:style-name="T3">A B C D E F G H I J K L M N O P Q R S T U V W X Y Z</text:span></text:p></draw:text-box></draw:frame><draw:frame text:anchor-type="paragraph" draw:z-index="1" draw:name="Textrahmen 2" draw:style-name="gr1" draw:text-style-name="P4" svg:width="9.589cm" svg:height="14.218cm" svg:x="9.798cm" svg:y="-0.069cm"><draw:text-box><text:p text:style-name="P2"><text:span text:style-name="T2">☐☐☐☐☐</text:span></text:p><text:p text:style-name="P2"><text:span text:style-name="T2">☐☐☐☐☐</text:span></text:p><text:p text:style-name="P2"><text:span text:style-name="T2">☐☐☐☐☐</text:span></text:p><text:p text:style-name="P2"><text:span text:style-name="T2">☐☐☐☐☐</text:span></text:p><text:p text:style-name="P2"><text:span text:style-name="T2">☐☐☐☐☐</text:span></text:p><text:p text:style-name="P2"><text:span text:style-name="T2">☐☐☐☐☐</text:span></text:p><text:p text:style-name="P3"><text:span text:style-name="T3">A B C D E F G H I J K L M N O P Q R S T U V W X Y Z</text:span></text:p></draw:text-box></draw:frame><draw:frame text:anchor-type="paragraph" draw:z-index="2" draw:name="Textrahmen 3" draw:style-name="gr1" draw:text-style-name="P4" svg:width="9.589cm" svg:height="14.218cm" svg:x="-0.478cm" svg:y="14.552cm"><draw:text-box><text:p text:style-name="P2"><text:span text:style-name="T2">☐☐☐☐☐</text:span></text:p><text:p text:style-name="P2"><text:span text:style-name="T2">☐☐☐☐☐</text:span></text:p><text:p text:style-name="P2"><text:span text:style-name="T2">☐☐☐☐☐</text:span></text:p><text:p text:style-name="P2"><text:span text:style-name="T2">☐☐☐☐☐</text:span></text:p><text:p text:style-name="P2"><text:span text:style-name="T2">☐☐☐☐☐</text:span></text:p><text:p text:style-name="P2"><text:span text:style-name="T2">☐☐☐☐☐</text:span></text:p><text:p text:style-name="P3"><text:span text:style-name="T3">A B C D E F G H I J K L M N O P Q R S T U V W X Y Z</text:span></text:p></draw:text-box></draw:frame><draw:frame text:anchor-type="paragraph" draw:z-index="3" draw:name="Textrahmen 4" draw:style-name="gr1" draw:text-style-name="P4" svg:width="9.589cm" svg:height="14.218cm" svg:x="9.798cm" svg:y="14.552cm"><draw:text-box><text:p text:style-name="P2"><text:span text:style-name="T2">☐☐☐☐☐</text:span></text:p><text:p text:style-name="P2"><text:span text:style-name="T2">☐☐☐☐☐</text:span></text:p><text:p text:style-name="P2"><text:span text:style-name="T2">☐☐☐☐☐</text:span></text:p><text:p text:style-name="P2"><text:span text:style-name="T2">☐☐☐☐☐</text:span></text:p><text:p text:style-name="P2"><text:span text:style-name="T2">☐☐☐☐☐</text:span></text:p><text:p text:style-name="P2"><text:span text:style-name="T2">☐☐☐☐☐</text:span></text:p><text:p text:style-name="P3"><text:span text:style-name="T3">A B C D E F G H I J K L M N O P Q R S T U V W X Y Z</text:span></text:p></draw:text-box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998cm" fo:margin-right="0.499cm" style:writing-mode="lr-tb" style:footnote-max-height="0cm" loext:margin-gutter="0.49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6T21:49:12.697000000</meta:creation-date>
    <dc:date>2022-02-06T22:02:05.682000000</dc:date>
    <meta:editing-duration>PT2M11S</meta:editing-duration>
    <meta:editing-cycles>1</meta:editing-cycles>
    <meta:generator>LibreOffice/7.3.0.3$Windows_x86 LibreOffice_project/0f246aa12d0eee4a0f7adcefbf7c878fc2238db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